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3" table:number-rows-spanned="1" table:style-name="ce2">
            <text:p>u01b345t645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2">
            <text:p>TaleofTwoCities</text:p>
          </table:table-cell>
          <table:covered-table-cell/>
          <table:table-cell office:value-type="string" table:style-name="ce1">
            <text:p>Austen</text:p>
          </table:table-cell>
          <table:table-cell office:value-type="string" table:style-name="ce1">
            <text:p>Dickens</text:p>
          </table:table-cell>
          <table:table-cell office:value-type="string" table:style-name="ce1">
            <text:p>Twai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the</text:p>
          </table:table-cell>
          <table:table-cell office:value-type="float" office:value="6584" table:style-name="ce1">
            <text:p>6584</text:p>
          </table:table-cell>
          <table:table-cell office:value-type="string" table:style-name="ce1">
            <text:p>the</text:p>
          </table:table-cell>
          <table:table-cell office:value-type="float" office:value="7596" table:style-name="ce1">
            <text:p>759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nd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of</text:p>
          </table:table-cell>
          <table:table-cell office:value-type="float" office:value="408" table:style-name="ce1">
            <text:p>40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f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a</text:p>
          </table:table-cell>
          <table:table-cell office:value-type="float" office:value="360" table:style-name="ce1">
            <text:p>36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to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been</text:p>
          </table:table-cell>
          <table:table-cell office:value-type="float" office:value="336" table:style-name="ce1">
            <text:p>33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be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was</text:p>
          </table:table-cell>
          <table:table-cell office:value-type="float" office:value="308" table:style-name="ce1">
            <text:p>30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had</text:p>
          </table:table-cell>
          <table:table-cell office:value-type="float" office:value="303" table:style-name="ce1">
            <text:p>30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been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and</text:p>
          </table:table-cell>
          <table:table-cell office:value-type="float" office:value="283" table:style-name="ce1">
            <text:p>28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was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to</text:p>
          </table:table-cell>
          <table:table-cell office:value-type="float" office:value="114" table:style-name="ce1">
            <text:p>11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he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little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had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were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not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at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w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have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wer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f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t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ead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uch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he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hav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you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am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hop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you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dear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prisoner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hop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own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or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door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h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lady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very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be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i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time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itt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arquis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r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uch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ha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and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ad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n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ur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win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i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han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voic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ther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i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hous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dow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or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arqui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urt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or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other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n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well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ree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a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world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inute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i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ro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a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aw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oom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isone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hundred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oo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wit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wh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ubjec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houl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eve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eop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on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ol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igh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h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han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iv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03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5" table:number-rows-spanned="1" table:style-name="ce2">
            <text:p>Interpolation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12" table:style-name="ce2">
            <text:p>Trained On</text:p>
          </table:table-cell>
          <table:table-cell table:style-name="ce1"/>
          <table:table-cell office:value-type="string" table:style-name="ce1">
            <text:p>u01b345t645</text:p>
          </table:table-cell>
          <table:table-cell office:value-type="string" table:style-name="ce1">
            <text:p>u01b495t495</text:p>
          </table:table-cell>
          <table:table-cell office:value-type="string" table:style-name="ce1">
            <text:p>u01b645t345</text:p>
          </table:table-cell>
          <table:table-cell office:value-type="string" table:style-name="ce1">
            <text:p>u33b34t33</text:p>
          </table:table-cell>
          <table:table-cell office:value-type="string" table:style-name="ce1">
            <text:p>u3b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number-columns-spanned="1" table:number-rows-spanned="3" table:style-name="ce2">
            <text:p>Austen</text:p>
          </table:table-cell>
          <table:table-cell office:value-type="float" office:value="12317" table:style-name="ce1">
            <text:p>12317</text:p>
          </table:table-cell>
          <table:table-cell office:value-type="float" office:value="12588" table:style-name="ce1">
            <text:p>12588</text:p>
          </table:table-cell>
          <table:table-cell office:value-type="float" office:value="12860" table:style-name="ce1">
            <text:p>12860</text:p>
          </table:table-cell>
          <table:table-cell office:value-type="float" office:value="8143" table:style-name="ce1">
            <text:p>8143</text:p>
          </table:table-cell>
          <table:table-cell office:value-type="float" office:value="8297" table:style-name="ce1">
            <text:p>8297</text:p>
          </table:table-cell>
          <table:table-cell table:style-name="ce1"/>
          <table:table-cell office:value-type="float" office:value="137156" table:style-name="ce1">
            <text:p>137156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float" office:value="9602" table:style-name="ce1">
            <text:p>9602</text:p>
          </table:table-cell>
          <table:table-cell office:value-type="float" office:value="9724" table:style-name="ce1">
            <text:p>9724</text:p>
          </table:table-cell>
          <table:table-cell office:value-type="float" office:value="9818" table:style-name="ce1">
            <text:p>9818</text:p>
          </table:table-cell>
          <table:table-cell office:value-type="float" office:value="4071" table:style-name="ce1">
            <text:p>4071</text:p>
          </table:table-cell>
          <table:table-cell office:value-type="float" office:value="5034" table:style-name="ce1">
            <text:p>5034</text:p>
          </table:table-cell>
          <table:table-cell table:style-name="ce1"/>
          <table:table-cell office:value-type="float" office:value="83657" table:style-name="ce1">
            <text:p>83657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float" office:value="6720" table:style-name="ce1">
            <text:p>6720</text:p>
          </table:table-cell>
          <table:table-cell office:value-type="float" office:value="6788" table:style-name="ce1">
            <text:p>6788</text:p>
          </table:table-cell>
          <table:table-cell office:value-type="float" office:value="6835" table:style-name="ce1">
            <text:p>6835</text:p>
          </table:table-cell>
          <table:table-cell office:value-type="float" office:value="4660" table:style-name="ce1">
            <text:p>4660</text:p>
          </table:table-cell>
          <table:table-cell office:value-type="float" office:value="4869" table:style-name="ce1">
            <text:p>4869</text:p>
          </table:table-cell>
          <table:table-cell table:style-name="ce1"/>
          <table:table-cell office:value-type="float" office:value="70092" table:style-name="ce1">
            <text:p>70092</text:p>
          </table:table-cell>
          <table:table-cell table:number-columns-repeated="16375"/>
        </table:table-row>
        <table:table-row table:style-name="ro1">
          <table:covered-table-cell/>
          <table:table-cell table:style-name="ce1"/>
          <table:table-cell office:value-type="float" office:value="28639" table:formula="of:=SUM([.C5:.C7])" table:style-name="ce1">
            <text:p>28639</text:p>
          </table:table-cell>
          <table:table-cell office:value-type="float" office:value="29100" table:formula="of:=SUM([.D5:.D7])" table:style-name="ce1">
            <text:p>29100</text:p>
          </table:table-cell>
          <table:table-cell office:value-type="float" office:value="29513" table:formula="of:=SUM([.E5:.E7])" table:style-name="ce1">
            <text:p>29513</text:p>
          </table:table-cell>
          <table:table-cell office:value-type="float" office:value="16874" table:formula="of:=SUM([.F5:.F7])" table:style-name="ce1">
            <text:p>16874</text:p>
          </table:table-cell>
          <table:table-cell office:value-type="float" office:value="18200" table:formula="of:=SUM([.G5:.G7])" table:style-name="ce1">
            <text:p>18200</text:p>
          </table:table-cell>
          <table:table-cell table:style-name="ce1"/>
          <table:table-cell office:value-type="float" office:value="290905" table:formula="of:=SUM([.I5:.I7])" table:style-name="ce1">
            <text:p>290905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2">
            <text:p>Dickens</text:p>
          </table:table-cell>
          <table:table-cell office:value-type="float" office:value="10272" table:style-name="ce1">
            <text:p>10272</text:p>
          </table:table-cell>
          <table:table-cell office:value-type="float" office:value="10726" table:style-name="ce1">
            <text:p>10726</text:p>
          </table:table-cell>
          <table:table-cell office:value-type="float" office:value="11130" table:style-name="ce1">
            <text:p>11130</text:p>
          </table:table-cell>
          <table:table-cell office:value-type="float" office:value="8025" table:style-name="ce1">
            <text:p>8025</text:p>
          </table:table-cell>
          <table:table-cell office:value-type="float" office:value="8025" table:style-name="ce1">
            <text:p>8025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float" office:value="6624" table:style-name="ce1">
            <text:p>6624</text:p>
          </table:table-cell>
          <table:table-cell office:value-type="float" office:value="7054" table:style-name="ce1">
            <text:p>7054</text:p>
          </table:table-cell>
          <table:table-cell office:value-type="float" office:value="7357" table:style-name="ce1">
            <text:p>7357</text:p>
          </table:table-cell>
          <table:table-cell office:value-type="float" office:value="3329" table:style-name="ce1">
            <text:p>3329</text:p>
          </table:table-cell>
          <table:table-cell office:value-type="float" office:value="3329" table:style-name="ce1">
            <text:p>3329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float" office:value="5513" table:style-name="ce1">
            <text:p>5513</text:p>
          </table:table-cell>
          <table:table-cell office:value-type="float" office:value="5719" table:style-name="ce1">
            <text:p>5719</text:p>
          </table:table-cell>
          <table:table-cell office:value-type="float" office:value="5904" table:style-name="ce1">
            <text:p>5904</text:p>
          </table:table-cell>
          <table:table-cell office:value-type="float" office:value="4197" table:style-name="ce1">
            <text:p>4197</text:p>
          </table:table-cell>
          <table:table-cell office:value-type="float" office:value="4197" table:style-name="ce1">
            <text:p>4197</text:p>
          </table:table-cell>
          <table:table-cell table:number-columns-repeated="16377" table:style-name="ce1"/>
        </table:table-row>
        <table:table-row table:style-name="ro1">
          <table:covered-table-cell/>
          <table:table-cell table:style-name="ce1"/>
          <table:table-cell office:value-type="float" office:value="22409" table:formula="of:=SUM([.C9:.C11])" table:style-name="ce1">
            <text:p>22409</text:p>
          </table:table-cell>
          <table:table-cell office:value-type="float" office:value="23499" table:formula="of:=SUM([.D9:.D11])" table:style-name="ce1">
            <text:p>23499</text:p>
          </table:table-cell>
          <table:table-cell office:value-type="float" office:value="24391" table:formula="of:=SUM([.E9:.E11])" table:style-name="ce1">
            <text:p>24391</text:p>
          </table:table-cell>
          <table:table-cell office:value-type="float" office:value="15551" table:formula="of:=SUM([.F9:.F11])" table:style-name="ce1">
            <text:p>15551</text:p>
          </table:table-cell>
          <table:table-cell office:value-type="float" office:value="15551" table:formula="of:=SUM([.G9:.G11])" table:style-name="ce1">
            <text:p>1555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number-columns-spanned="1" table:number-rows-spanned="3" table:style-name="ce2">
            <text:p>Twain</text:p>
          </table:table-cell>
          <table:table-cell office:value-type="float" office:value="9356" table:style-name="ce1">
            <text:p>9356</text:p>
          </table:table-cell>
          <table:table-cell office:value-type="float" office:value="9772" table:style-name="ce1">
            <text:p>9772</text:p>
          </table:table-cell>
          <table:table-cell office:value-type="float" office:value="10115" table:style-name="ce1">
            <text:p>10115</text:p>
          </table:table-cell>
          <table:table-cell office:value-type="float" office:value="8025" table:style-name="ce1">
            <text:p>8025</text:p>
          </table:table-cell>
          <table:table-cell office:value-type="float" office:value="8025" table:style-name="ce1">
            <text:p>8025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float" office:value="6227" table:style-name="ce1">
            <text:p>6227</text:p>
          </table:table-cell>
          <table:table-cell office:value-type="float" office:value="6663" table:style-name="ce1">
            <text:p>6663</text:p>
          </table:table-cell>
          <table:table-cell office:value-type="float" office:value="6977" table:style-name="ce1">
            <text:p>6977</text:p>
          </table:table-cell>
          <table:table-cell office:value-type="float" office:value="3329" table:style-name="ce1">
            <text:p>3329</text:p>
          </table:table-cell>
          <table:table-cell office:value-type="float" office:value="3327" table:style-name="ce1">
            <text:p>3327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float" office:value="5331" table:style-name="ce1">
            <text:p>5331</text:p>
          </table:table-cell>
          <table:table-cell office:value-type="float" office:value="5505" table:style-name="ce1">
            <text:p>5505</text:p>
          </table:table-cell>
          <table:table-cell office:value-type="float" office:value="5732" table:style-name="ce1">
            <text:p>5732</text:p>
          </table:table-cell>
          <table:table-cell office:value-type="float" office:value="4216" table:style-name="ce1">
            <text:p>4216</text:p>
          </table:table-cell>
          <table:table-cell office:value-type="float" office:value="4263" table:style-name="ce1">
            <text:p>4263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20914" table:formula="of:=SUM([.C13:.C15])" table:style-name="ce1">
            <text:p>20914</text:p>
          </table:table-cell>
          <table:table-cell office:value-type="float" office:value="21940" table:formula="of:=SUM([.D13:.D15])" table:style-name="ce1">
            <text:p>21940</text:p>
          </table:table-cell>
          <table:table-cell office:value-type="float" office:value="22824" table:formula="of:=SUM([.E13:.E15])" table:style-name="ce1">
            <text:p>22824</text:p>
          </table:table-cell>
          <table:table-cell office:value-type="float" office:value="15570" table:formula="of:=SUM([.F13:.F15])" table:style-name="ce1">
            <text:p>15570</text:p>
          </table:table-cell>
          <table:table-cell office:value-type="float" office:value="15615" table:formula="of:=SUM([.G13:.G15])" table:style-name="ce1">
            <text:p>15615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u01b345t645</text:p>
          </table:table-cell>
          <table:table-cell office:value-type="string" table:style-name="ce1">
            <text:p>u01b495t495</text:p>
          </table:table-cell>
          <table:table-cell office:value-type="string" table:style-name="ce1">
            <text:p>u01b645t345</text:p>
          </table:table-cell>
          <table:table-cell office:value-type="string" table:style-name="ce1">
            <text:p>u33b34t33</text:p>
          </table:table-cell>
          <table:table-cell office:value-type="string" table:style-name="ce1">
            <text:p>u3b7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3" table:style-name="ce2">
            <text:p>Austen</text:p>
          </table:table-cell>
          <table:table-cell office:value-type="float" office:value="8.9802852226661609E-2" table:formula="of:=[.C5]/[.I5]" table:style-name="ce1">
            <text:p>0.089802852</text:p>
          </table:table-cell>
          <table:table-cell office:value-type="float" office:value="9.177870454081484E-2" table:formula="of:=[.D5]/[.I5]" table:style-name="ce1">
            <text:p>0.091778705</text:p>
          </table:table-cell>
          <table:table-cell office:value-type="float" office:value="9.3761847822916966E-2" table:formula="of:=[.E5]/[.I5]" table:style-name="ce1">
            <text:p>0.093761848</text:p>
          </table:table-cell>
          <table:table-cell office:value-type="float" office:value="5.9370352007932573E-2" table:formula="of:=[.F5]/[.I5]" table:style-name="ce1">
            <text:p>0.059370352</text:p>
          </table:table-cell>
          <table:table-cell office:value-type="float" office:value="6.0493161072063928E-2" table:formula="of:=[.G5]/[.I5]" table:style-name="ce1">
            <text:p>0.060493161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0.11477820146550796" table:formula="of:=[.C6]/[.I6]" table:style-name="ce1">
            <text:p>0.114778201</text:p>
          </table:table-cell>
          <table:table-cell office:value-type="float" office:value="0.11623653728916887" table:formula="of:=[.D6]/[.I6]" table:style-name="ce1">
            <text:p>0.116236537</text:p>
          </table:table-cell>
          <table:table-cell office:value-type="float" office:value="0.11736017308772727" table:formula="of:=[.E6]/[.I6]" table:style-name="ce1">
            <text:p>0.117360173</text:p>
          </table:table-cell>
          <table:table-cell office:value-type="float" office:value="4.8662992935438756E-2" table:formula="of:=[.F6]/[.I6]" table:style-name="ce1">
            <text:p>0.048662993</text:p>
          </table:table-cell>
          <table:table-cell office:value-type="float" office:value="6.0174283084499805E-2" table:formula="of:=[.G6]/[.I6]" table:style-name="ce1">
            <text:p>0.060174283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9.5873994179078922E-2" table:formula="of:=[.C7]/[.I7]" table:style-name="ce1">
            <text:p>0.095873994</text:p>
          </table:table-cell>
          <table:table-cell office:value-type="float" office:value="9.684414769160532E-2" table:formula="of:=[.D7]/[.I7]" table:style-name="ce1">
            <text:p>0.096844148</text:p>
          </table:table-cell>
          <table:table-cell office:value-type="float" office:value="9.7514694972322097E-2" table:formula="of:=[.E7]/[.I7]" table:style-name="ce1">
            <text:p>0.097514695</text:p>
          </table:table-cell>
          <table:table-cell office:value-type="float" office:value="6.6484049534896991E-2" table:formula="of:=[.F7]/[.I7]" table:style-name="ce1">
            <text:p>0.06648405</text:p>
          </table:table-cell>
          <table:table-cell office:value-type="float" office:value="6.9465844889573705E-2" table:formula="of:=[.G7]/[.I7]" table:style-name="ce1">
            <text:p>0.069465845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9.8447946924253626E-2" table:formula="of:=[.C8]/[.I8]" table:style-name="ce1">
            <text:p>0.098447947</text:p>
          </table:table-cell>
          <table:table-cell office:value-type="float" office:value="0.10003265670923497" table:formula="of:=[.D8]/[.I8]" table:style-name="ce1">
            <text:p>0.100032657</text:p>
          </table:table-cell>
          <table:table-cell office:value-type="float" office:value="0.1014523641738712" table:formula="of:=[.E8]/[.I8]" table:style-name="ce1">
            <text:p>0.101452364</text:p>
          </table:table-cell>
          <table:table-cell office:value-type="float" office:value="5.8005190697994188E-2" table:formula="of:=[.F8]/[.I8]" table:style-name="ce1">
            <text:p>0.058005191</text:p>
          </table:table-cell>
          <table:table-cell office:value-type="float" office:value="6.2563379797528407E-2" table:formula="of:=[.G8]/[.I8]" table:style-name="ce1">
            <text:p>0.06256338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3" table:style-name="ce2">
            <text:p>Dickens</text:p>
          </table:table-cell>
          <table:table-cell office:value-type="float" office:value="7.4892822771151099E-2" table:formula="of:=[.C9]/[.I5]" table:style-name="ce1">
            <text:p>0.074892823</text:p>
          </table:table-cell>
          <table:table-cell office:value-type="float" office:value="7.8202922219953924E-2" table:formula="of:=[.D9]/[.I5]" table:style-name="ce1">
            <text:p>0.078202922</text:p>
          </table:table-cell>
          <table:table-cell office:value-type="float" office:value="8.11484732713115E-2" table:formula="of:=[.E9]/[.I5]" table:style-name="ce1">
            <text:p>0.081148473</text:p>
          </table:table-cell>
          <table:table-cell office:value-type="float" office:value="5.8510017789961795E-2" table:formula="of:=[.F9]/[.I5]" table:style-name="ce1">
            <text:p>0.058510018</text:p>
          </table:table-cell>
          <table:table-cell office:value-type="float" office:value="5.8510017789961795E-2" table:formula="of:=[.G9]/[.I5]" table:style-name="ce1">
            <text:p>0.058510018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7.9180463081391872E-2" table:formula="of:=[.C10]/[.I6]" table:style-name="ce1">
            <text:p>0.079180463</text:p>
          </table:table-cell>
          <table:table-cell office:value-type="float" office:value="8.43204991811803E-2" table:formula="of:=[.D10]/[.I6]" table:style-name="ce1">
            <text:p>0.084320499</text:p>
          </table:table-cell>
          <table:table-cell office:value-type="float" office:value="8.7942431595682366E-2" table:formula="of:=[.E10]/[.I6]" table:style-name="ce1">
            <text:p>0.087942432</text:p>
          </table:table-cell>
          <table:table-cell office:value-type="float" office:value="3.9793442270222454E-2" table:formula="of:=[.F10]/[.I6]" table:style-name="ce1">
            <text:p>0.039793442</text:p>
          </table:table-cell>
          <table:table-cell office:value-type="float" office:value="3.9793442270222454E-2" table:formula="of:=[.G10]/[.I6]" table:style-name="ce1">
            <text:p>0.039793442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7.8653769331735429E-2" table:formula="of:=[.C11]/[.I7]" table:style-name="ce1">
            <text:p>0.078653769</text:p>
          </table:table-cell>
          <table:table-cell office:value-type="float" office:value="8.1592763796153628E-2" table:formula="of:=[.D11]/[.I7]" table:style-name="ce1">
            <text:p>0.081592764</text:p>
          </table:table-cell>
          <table:table-cell office:value-type="float" office:value="8.4232152028762192E-2" table:formula="of:=[.E11]/[.I7]" table:style-name="ce1">
            <text:p>0.084232152</text:p>
          </table:table-cell>
          <table:table-cell office:value-type="float" office:value="5.9878445471665813E-2" table:formula="of:=[.F11]/[.I7]" table:style-name="ce1">
            <text:p>0.059878445</text:p>
          </table:table-cell>
          <table:table-cell office:value-type="float" office:value="5.9878445471665813E-2" table:formula="of:=[.G11]/[.I7]" table:style-name="ce1">
            <text:p>0.059878445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7.7032020762791975E-2" table:formula="of:=[.C12]/[.I8]" table:style-name="ce1">
            <text:p>0.077032021</text:p>
          </table:table-cell>
          <table:table-cell office:value-type="float" office:value="8.0778948453962635E-2" table:formula="of:=[.D12]/[.I8]" table:style-name="ce1">
            <text:p>0.080778948</text:p>
          </table:table-cell>
          <table:table-cell office:value-type="float" office:value="8.3845241573709636E-2" table:formula="of:=[.E12]/[.I8]" table:style-name="ce1">
            <text:p>0.083845242</text:p>
          </table:table-cell>
          <table:table-cell office:value-type="float" office:value="5.3457314243481546E-2" table:formula="of:=[.F12]/[.I8]" table:style-name="ce1">
            <text:p>0.053457314</text:p>
          </table:table-cell>
          <table:table-cell office:value-type="float" office:value="5.3457314243481546E-2" table:formula="of:=[.G12]/[.I8]" table:style-name="ce1">
            <text:p>0.053457314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3" table:style-name="ce2">
            <text:p>Twain</text:p>
          </table:table-cell>
          <table:table-cell office:value-type="float" office:value="6.8214296129954208E-2" table:formula="of:=[.C13]/[.I5]" table:style-name="ce1">
            <text:p>0.068214296</text:p>
          </table:table-cell>
          <table:table-cell office:value-type="float" office:value="7.1247338796698645E-2" table:formula="of:=[.D13]/[.I5]" table:style-name="ce1">
            <text:p>0.071247339</text:p>
          </table:table-cell>
          <table:table-cell office:value-type="float" office:value="7.3748140803173032E-2" table:formula="of:=[.E13]/[.I5]" table:style-name="ce1">
            <text:p>0.073748141</text:p>
          </table:table-cell>
          <table:table-cell office:value-type="float" office:value="5.8510017789961795E-2" table:formula="of:=[.F13]/[.I5]" table:style-name="ce1">
            <text:p>0.058510018</text:p>
          </table:table-cell>
          <table:table-cell office:value-type="float" office:value="5.8510017789961795E-2" table:formula="of:=[.G13]/[.I5]" table:style-name="ce1">
            <text:p>0.058510018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7.4434894868331394E-2" table:formula="of:=[.C14]/[.I6]" table:style-name="ce1">
            <text:p>0.074434895</text:p>
          </table:table-cell>
          <table:table-cell office:value-type="float" office:value="7.9646652402070361E-2" table:formula="of:=[.D14]/[.I6]" table:style-name="ce1">
            <text:p>0.079646652</text:p>
          </table:table-cell>
          <table:table-cell office:value-type="float" office:value="8.340007411214842E-2" table:formula="of:=[.E14]/[.I6]" table:style-name="ce1">
            <text:p>0.083400074</text:p>
          </table:table-cell>
          <table:table-cell office:value-type="float" office:value="3.9793442270222454E-2" table:formula="of:=[.F14]/[.I6]" table:style-name="ce1">
            <text:p>0.039793442</text:p>
          </table:table-cell>
          <table:table-cell office:value-type="float" office:value="3.9769535125572276E-2" table:formula="of:=[.G14]/[.I6]" table:style-name="ce1">
            <text:p>0.039769535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7.6057181989385381E-2" table:formula="of:=[.C15]/[.I7]" table:style-name="ce1">
            <text:p>0.076057182</text:p>
          </table:table-cell>
          <table:table-cell office:value-type="float" office:value="7.8539633624379393E-2" table:formula="of:=[.D15]/[.I7]" table:style-name="ce1">
            <text:p>0.078539634</text:p>
          </table:table-cell>
          <table:table-cell office:value-type="float" office:value="8.1778234320607199E-2" table:formula="of:=[.E15]/[.I7]" table:style-name="ce1">
            <text:p>0.081778234</text:p>
          </table:table-cell>
          <table:table-cell office:value-type="float" office:value="6.0149517776636421E-2" table:formula="of:=[.F15]/[.I7]" table:style-name="ce1">
            <text:p>0.060149518</text:p>
          </table:table-cell>
          <table:table-cell office:value-type="float" office:value="6.0820065057353191E-2" table:formula="of:=[.G15]/[.I7]" table:style-name="ce1">
            <text:p>0.060820065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7.1892885993709285E-2" table:formula="of:=[.C16]/[.I8]" table:style-name="ce1">
            <text:p>0.071892886</text:p>
          </table:table-cell>
          <table:table-cell office:value-type="float" office:value="7.5419810591086434E-2" table:formula="of:=[.D16]/[.I8]" table:style-name="ce1">
            <text:p>0.075419811</text:p>
          </table:table-cell>
          <table:table-cell office:value-type="float" office:value="7.8458603324109241E-2" table:formula="of:=[.E16]/[.I8]" table:style-name="ce1">
            <text:p>0.078458603</text:p>
          </table:table-cell>
          <table:table-cell office:value-type="float" office:value="5.3522627661951497E-2" table:formula="of:=[.F16]/[.I8]" table:style-name="ce1">
            <text:p>0.053522628</text:p>
          </table:table-cell>
          <table:table-cell office:value-type="float" office:value="5.3677317337275057E-2" table:formula="of:=[.G16]/[.I8]" table:style-name="ce1">
            <text:p>0.053677317</text:p>
          </table:table-cell>
          <table:table-cell table:number-columns-repeated="16377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9.8447946924253599E-2" table:style-name="ce3">
            <text:p>0.0984479</text:p>
          </table:table-cell>
          <table:table-cell office:value-type="float" office:value="0.100032656709235" table:style-name="ce3">
            <text:p>0.1000327</text:p>
          </table:table-cell>
          <table:table-cell office:value-type="float" office:value="0.101452364173871" table:style-name="ce3">
            <text:p>0.1014524</text:p>
          </table:table-cell>
          <table:table-cell office:value-type="float" office:value="5.8005190697994202E-2" table:style-name="ce3">
            <text:p>0.0580052</text:p>
          </table:table-cell>
          <table:table-cell office:value-type="float" office:value="6.2563379797528407E-2" table:style-name="ce3">
            <text:p>0.0625634</text:p>
          </table:table-cell>
          <table:table-cell office:value-type="float" office:value="7.7032020762792003E-2" table:style-name="ce3">
            <text:p>0.0770320</text:p>
          </table:table-cell>
          <table:table-cell office:value-type="float" office:value="8.0778948453962607E-2" table:style-name="ce3">
            <text:p>0.0807789</text:p>
          </table:table-cell>
          <table:table-cell office:value-type="float" office:value="8.3845241573709595E-2" table:style-name="ce3">
            <text:p>0.0838452</text:p>
          </table:table-cell>
          <table:table-cell office:value-type="float" office:value="5.3457314243481498E-2" table:style-name="ce3">
            <text:p>0.0534573</text:p>
          </table:table-cell>
          <table:table-cell office:value-type="float" office:value="5.3457314243481498E-2" table:style-name="ce3">
            <text:p>0.0534573</text:p>
          </table:table-cell>
          <table:table-cell office:value-type="float" office:value="7.1892885993709299E-2" table:style-name="ce3">
            <text:p>0.0718929</text:p>
          </table:table-cell>
          <table:table-cell office:value-type="float" office:value="7.5419810591086406E-2" table:style-name="ce3">
            <text:p>0.0754198</text:p>
          </table:table-cell>
          <table:table-cell office:value-type="float" office:value="7.84586033241092E-2" table:style-name="ce3">
            <text:p>0.0784586</text:p>
          </table:table-cell>
          <table:table-cell office:value-type="float" office:value="5.3522627661951497E-2" table:style-name="ce3">
            <text:p>0.0535226</text:p>
          </table:table-cell>
          <table:table-cell office:value-type="float" office:value="5.3677317337275099E-2" table:style-name="ce3">
            <text:p>0.0536773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float" office:value="9.84479469242536" table:formula="of:=[.C38]*100" table:style-name="ce4">
            <text:p>9.845</text:p>
          </table:table-cell>
          <table:table-cell office:value-type="float" office:value="10.003265670923501" table:formula="of:=[.D38]*100" table:style-name="ce4">
            <text:p>10.003</text:p>
          </table:table-cell>
          <table:table-cell office:value-type="float" office:value="10.1452364173871" table:formula="of:=[.E38]*100" table:style-name="ce4">
            <text:p>10.145</text:p>
          </table:table-cell>
          <table:table-cell office:value-type="float" office:value="5.80051906979942" table:formula="of:=[.F38]*100" table:style-name="ce4">
            <text:p>5.801</text:p>
          </table:table-cell>
          <table:table-cell office:value-type="float" office:value="6.2563379797528409" table:formula="of:=[.G38]*100" table:style-name="ce4">
            <text:p>6.256</text:p>
          </table:table-cell>
          <table:table-cell office:value-type="float" office:value="7.7032020762792" table:formula="of:=[.H38]*100" table:style-name="ce4">
            <text:p>7.703</text:p>
          </table:table-cell>
          <table:table-cell office:value-type="float" office:value="8.0778948453962602" table:formula="of:=[.I38]*100" table:style-name="ce4">
            <text:p>8.078</text:p>
          </table:table-cell>
          <table:table-cell office:value-type="float" office:value="8.3845241573709597" table:formula="of:=[.J38]*100" table:style-name="ce4">
            <text:p>8.385</text:p>
          </table:table-cell>
          <table:table-cell office:value-type="float" office:value="5.3457314243481502" table:formula="of:=[.K38]*100" table:style-name="ce4">
            <text:p>5.346</text:p>
          </table:table-cell>
          <table:table-cell office:value-type="float" office:value="5.3457314243481502" table:formula="of:=[.L38]*100" table:style-name="ce4">
            <text:p>5.346</text:p>
          </table:table-cell>
          <table:table-cell office:value-type="float" office:value="7.1892885993709301" table:formula="of:=[.M38]*100" table:style-name="ce4">
            <text:p>7.189</text:p>
          </table:table-cell>
          <table:table-cell office:value-type="float" office:value="7.5419810591086405" table:formula="of:=[.N38]*100" table:style-name="ce4">
            <text:p>7.542</text:p>
          </table:table-cell>
          <table:table-cell office:value-type="float" office:value="7.8458603324109202" table:formula="of:=[.O38]*100" table:style-name="ce4">
            <text:p>7.846</text:p>
          </table:table-cell>
          <table:table-cell office:value-type="float" office:value="5.3522627661951496" table:formula="of:=[.P38]*100" table:style-name="ce4">
            <text:p>5.352</text:p>
          </table:table-cell>
          <table:table-cell office:value-type="float" office:value="5.3677317337275099" table:formula="of:=[.Q38]*100" table:style-name="ce4">
            <text:p>5.368</text:p>
          </table:table-cell>
          <table:table-cell table:number-columns-repeated="16367"/>
        </table:table-row>
        <table:table-row table:number-rows-repeated="1048537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style-name="ce1"/>
          <table:table-cell office:value-type="string" table:style-name="ce1">
            <text:p>Austen</text:p>
          </table:table-cell>
          <table:table-cell office:value-type="string" table:style-name="ce1">
            <text:p>Dickens</text:p>
          </table:table-cell>
          <table:table-cell office:value-type="string" table:style-name="ce1">
            <text:p>Twain</text:p>
          </table:table-cell>
          <table:table-cell office:value-type="string" table:style-name="ce1">
            <text:p>A Tale of Two Citi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he</text:p>
          </table:table-cell>
          <table:table-cell office:value-type="float" office:value="6584" table:style-name="ce1">
            <text:p>6584</text:p>
          </table:table-cell>
          <table:table-cell office:value-type="float" office:value="7596" table:style-name="ce1">
            <text:p>7596</text:p>
          </table:table-cell>
          <table:table-cell office:value-type="float" office:value="7790" table:style-name="ce1">
            <text:p>7790</text:p>
          </table:table-cell>
          <table:table-cell office:value-type="float" office:value="8025" table:style-name="ce1">
            <text:p>8025</text:p>
          </table:table-cell>
          <table:table-cell table:number-columns-repeated="7" table:style-name="ce1"/>
          <table:table-cell office:value-type="string" table:style-name="ce1">
            <text:p>all</text:p>
          </table:table-cell>
          <table:table-cell office:value-type="float" office:value="519" table:style-name="ce1">
            <text:p>5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nd</text:p>
          </table:table-cell>
          <table:table-cell office:value-type="float" office:value="1087" table:style-name="ce1">
            <text:p>1087</text:p>
          </table:table-cell>
          <table:table-cell office:value-type="float" office:value="283" table:style-name="ce1">
            <text:p>283</text:p>
          </table:table-cell>
          <table:table-cell office:value-type="float" office:value="205" table:style-name="ce1">
            <text:p>205</text:p>
          </table:table-cell>
          <table:table-cell office:value-type="float" office:value="4999" table:style-name="ce1">
            <text:p>4999</text:p>
          </table:table-cell>
          <table:table-cell table:number-columns-repeated="7" table:style-name="ce1"/>
          <table:table-cell office:value-type="string" table:style-name="ce1">
            <text:p>and</text:p>
          </table:table-cell>
          <table:table-cell office:value-type="float" office:value="4999" table:style-name="ce1">
            <text:p>49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f</text:p>
          </table:table-cell>
          <table:table-cell office:value-type="float" office:value="911" table:style-name="ce1">
            <text:p>911</text:p>
          </table:table-cell>
          <table:table-cell office:value-type="float" office:value="408" table:style-name="ce1">
            <text:p>408</text:p>
          </table:table-cell>
          <table:table-cell office:value-type="float" office:value="308" table:style-name="ce1">
            <text:p>308</text:p>
          </table:table-cell>
          <table:table-cell office:value-type="float" office:value="3996" table:style-name="ce1">
            <text:p>3996</text:p>
          </table:table-cell>
          <table:table-cell table:number-columns-repeated="7" table:style-name="ce1"/>
          <table:table-cell office:value-type="string" table:style-name="ce1">
            <text:p>as</text:p>
          </table:table-cell>
          <table:table-cell office:value-type="float" office:value="1163" table:style-name="ce1">
            <text:p>11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o</text:p>
          </table:table-cell>
          <table:table-cell office:value-type="float" office:value="494" table:style-name="ce1">
            <text:p>494</text:p>
          </table:table-cell>
          <table:table-cell office:value-type="float" office:value="114" table:style-name="ce1">
            <text:p>114</text:p>
          </table:table-cell>
          <table:table-cell office:value-type="float" office:value="23" table:style-name="ce1">
            <text:p>23</text:p>
          </table:table-cell>
          <table:table-cell office:value-type="float" office:value="3557" table:style-name="ce1">
            <text:p>3557</text:p>
          </table:table-cell>
          <table:table-cell table:number-columns-repeated="7" table:style-name="ce1"/>
          <table:table-cell office:value-type="string" table:style-name="ce1">
            <text:p>at</text:p>
          </table:table-cell>
          <table:table-cell office:value-type="float" office:value="1029" table:style-name="ce1">
            <text:p>10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479" table:style-name="ce1">
            <text:p>479</text:p>
          </table:table-cell>
          <table:table-cell office:value-type="float" office:value="360" table:style-name="ce1">
            <text:p>360</text:p>
          </table:table-cell>
          <table:table-cell office:value-type="float" office:value="151" table:style-name="ce1">
            <text:p>151</text:p>
          </table:table-cell>
          <table:table-cell office:value-type="float" office:value="2945" table:style-name="ce1">
            <text:p>2945</text:p>
          </table:table-cell>
          <table:table-cell table:number-columns-repeated="4" table:style-name="ce1"/>
          <table:table-cell office:value-type="string" table:style-name="ce1">
            <text:p>a</text:p>
          </table:table-cell>
          <table:table-cell office:value-type="float" office:value="2945" table:style-name="ce1">
            <text:p>2945</text:p>
          </table:table-cell>
          <table:table-cell table:style-name="ce1"/>
          <table:table-cell office:value-type="string" table:style-name="ce1">
            <text:p>be</text:p>
          </table:table-cell>
          <table:table-cell office:value-type="float" office:value="732" table:style-name="ce1">
            <text:p>7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69" table:style-name="ce1">
            <text:p>2569</text:p>
          </table:table-cell>
          <table:table-cell table:number-columns-repeated="4" table:style-name="ce1"/>
          <table:table-cell office:value-type="string" table:style-name="ce1">
            <text:p>all</text:p>
          </table:table-cell>
          <table:table-cell office:value-type="float" office:value="519" table:style-name="ce1">
            <text:p>519</text:p>
          </table:table-cell>
          <table:table-cell table:style-name="ce1"/>
          <table:table-cell office:value-type="string" table:style-name="ce1">
            <text:p>been</text:p>
          </table:table-cell>
          <table:table-cell office:value-type="float" office:value="433" table:style-name="ce1">
            <text:p>4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924" table:style-name="ce1">
            <text:p>1924</text:p>
          </table:table-cell>
          <table:table-cell table:number-columns-repeated="4" table:style-name="ce1"/>
          <table:table-cell office:value-type="string" table:style-name="ce1">
            <text:p>are</text:p>
          </table:table-cell>
          <table:table-cell office:value-type="float" office:value="310" table:style-name="ce1">
            <text:p>310</text:p>
          </table:table-cell>
          <table:table-cell table:style-name="ce1"/>
          <table:table-cell office:value-type="string" table:style-name="ce1">
            <text:p>deal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hat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868" table:style-name="ce1">
            <text:p>1868</text:p>
          </table:table-cell>
          <table:table-cell table:number-columns-repeated="4" table:style-name="ce1"/>
          <table:table-cell office:value-type="string" table:style-name="ce1">
            <text:p>at</text:p>
          </table:table-cell>
          <table:table-cell office:value-type="float" office:value="1029" table:style-name="ce1">
            <text:p>1029</text:p>
          </table:table-cell>
          <table:table-cell table:style-name="ce1"/>
          <table:table-cell office:value-type="string" table:style-name="ce1">
            <text:p>door</text:p>
          </table:table-cell>
          <table:table-cell office:value-type="float" office:value="115" table:style-name="ce1">
            <text:p>1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e</text:p>
          </table:table-cell>
          <table:table-cell office:value-type="float" office:value="295" table:style-name="ce1">
            <text:p>295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1825" table:style-name="ce1">
            <text:p>1825</text:p>
          </table:table-cell>
          <table:table-cell table:number-columns-repeated="4" table:style-name="ce1"/>
          <table:table-cell office:value-type="string" table:style-name="ce1">
            <text:p>been</text:p>
          </table:table-cell>
          <table:table-cell office:value-type="float" office:value="433" table:style-name="ce1">
            <text:p>433</text:p>
          </table:table-cell>
          <table:table-cell table:style-name="ce1"/>
          <table:table-cell office:value-type="string" table:style-name="ce1">
            <text:p>down</text:p>
          </table:table-cell>
          <table:table-cell office:value-type="float" office:value="225" table:style-name="ce1">
            <text:p>2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769" table:style-name="ce1">
            <text:p>1769</text:p>
          </table:table-cell>
          <table:table-cell table:number-columns-repeated="4" table:style-name="ce1"/>
          <table:table-cell office:value-type="string" table:style-name="ce1">
            <text:p>court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five</text:p>
          </table:table-cell>
          <table:table-cell office:value-type="float" office:value="45" table:style-name="ce1">
            <text:p>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as</text:p>
          </table:table-cell>
          <table:table-cell office:value-type="float" office:value="347" table:style-name="ce1">
            <text:p>347</text:p>
          </table:table-cell>
          <table:table-cell office:value-type="float" office:value="308" table:style-name="ce1">
            <text:p>308</text:p>
          </table:table-cell>
          <table:table-cell office:value-type="float" office:value="284" table:style-name="ce1">
            <text:p>284</text:p>
          </table:table-cell>
          <table:table-cell office:value-type="float" office:value="1757" table:style-name="ce1">
            <text:p>1757</text:p>
          </table:table-cell>
          <table:table-cell table:number-columns-repeated="4" table:style-name="ce1"/>
          <table:table-cell office:value-type="string" table:style-name="ce1">
            <text:p>deal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for</text:p>
          </table:table-cell>
          <table:table-cell office:value-type="float" office:value="951" table:style-name="ce1">
            <text:p>9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ith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305" table:style-name="ce1">
            <text:p>1305</text:p>
          </table:table-cell>
          <table:table-cell table:number-columns-repeated="4" table:style-name="ce1"/>
          <table:table-cell office:value-type="string" table:style-name="ce1">
            <text:p>door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string" table:style-name="ce1">
            <text:p>from</text:p>
          </table:table-cell>
          <table:table-cell office:value-type="float" office:value="512" table:style-name="ce1">
            <text:p>5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ad</text:p>
          </table:table-cell>
          <table:table-cell office:value-type="float" office:value="266" table:style-name="ce1">
            <text:p>266</text:p>
          </table:table-cell>
          <table:table-cell office:value-type="float" office:value="303" table:style-name="ce1">
            <text:p>303</text:p>
          </table:table-cell>
          <table:table-cell office:value-type="float" office:value="173" table:style-name="ce1">
            <text:p>173</text:p>
          </table:table-cell>
          <table:table-cell office:value-type="float" office:value="1302" table:style-name="ce1">
            <text:p>1302</text:p>
          </table:table-cell>
          <table:table-cell table:number-columns-repeated="4" table:style-name="ce1"/>
          <table:table-cell office:value-type="string" table:style-name="ce1">
            <text:p>dow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office:value-type="string" table:style-name="ce1">
            <text:p>had</text:p>
          </table:table-cell>
          <table:table-cell office:value-type="float" office:value="1302" table:style-name="ce1">
            <text:p>13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ou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1271" table:style-name="ce1">
            <text:p>1271</text:p>
          </table:table-cell>
          <table:table-cell table:number-columns-repeated="4" table:style-name="ce1"/>
          <table:table-cell office:value-type="string" table:style-name="ce1">
            <text:p>from</text:p>
          </table:table-cell>
          <table:table-cell office:value-type="float" office:value="512" table:style-name="ce1">
            <text:p>512</text:p>
          </table:table-cell>
          <table:table-cell table:style-name="ce1"/>
          <table:table-cell office:value-type="string" table:style-name="ce1">
            <text:p>have</text:p>
          </table:table-cell>
          <table:table-cell office:value-type="float" office:value="737" table:style-name="ce1">
            <text:p>7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163" table:style-name="ce1">
            <text:p>1163</text:p>
          </table:table-cell>
          <table:table-cell table:number-columns-repeated="4" table:style-name="ce1"/>
          <table:table-cell office:value-type="string" table:style-name="ce1">
            <text:p>had</text:p>
          </table:table-cell>
          <table:table-cell office:value-type="float" office:value="1302" table:style-name="ce1">
            <text:p>1302</text:p>
          </table:table-cell>
          <table:table-cell table:style-name="ce1"/>
          <table:table-cell office:value-type="string" table:style-name="ce1">
            <text:p>he</text:p>
          </table:table-cell>
          <table:table-cell office:value-type="float" office:value="1825" table:style-name="ce1">
            <text:p>18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t</text:p>
          </table:table-cell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029" table:style-name="ce1">
            <text:p>1029</text:p>
          </table:table-cell>
          <table:table-cell table:number-columns-repeated="4" table:style-name="ce1"/>
          <table:table-cell office:value-type="string" table:style-name="ce1">
            <text:p>hand</text:p>
          </table:table-cell>
          <table:table-cell office:value-type="float" office:value="206" table:style-name="ce1">
            <text:p>206</text:p>
          </table:table-cell>
          <table:table-cell table:style-name="ce1"/>
          <table:table-cell office:value-type="string" table:style-name="ce1">
            <text:p>head</text:p>
          </table:table-cell>
          <table:table-cell office:value-type="float" office:value="151" table:style-name="ce1">
            <text:p>1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er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965" table:style-name="ce1">
            <text:p>965</text:p>
          </table:table-cell>
          <table:table-cell table:number-columns-repeated="4" table:style-name="ce1"/>
          <table:table-cell office:value-type="string" table:style-name="ce1">
            <text:p>he</text:p>
          </table:table-cell>
          <table:table-cell office:value-type="float" office:value="1825" table:style-name="ce1">
            <text:p>1825</text:p>
          </table:table-cell>
          <table:table-cell table:style-name="ce1"/>
          <table:table-cell office:value-type="string" table:style-name="ce1">
            <text:p>house</text:p>
          </table:table-cell>
          <table:table-cell office:value-type="float" office:value="95" table:style-name="ce1">
            <text:p>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51" table:style-name="ce1">
            <text:p>951</text:p>
          </table:table-cell>
          <table:table-cell table:number-columns-repeated="4" table:style-name="ce1"/>
          <table:table-cell office:value-type="string" table:style-name="ce1">
            <text:p>head</text:p>
          </table:table-cell>
          <table:table-cell office:value-type="float" office:value="151" table:style-name="ce1">
            <text:p>151</text:p>
          </table:table-cell>
          <table:table-cell table:style-name="ce1"/>
          <table:table-cell office:value-type="string" table:style-name="ce1">
            <text:p>hundred</text:p>
          </table:table-cell>
          <table:table-cell office:value-type="float" office:value="42" table:style-name="ce1">
            <text:p>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ot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18" table:style-name="ce1">
            <text:p>818</text:p>
          </table:table-cell>
          <table:table-cell table:number-columns-repeated="4" table:style-name="ce1"/>
          <table:table-cell office:value-type="string" table:style-name="ce1">
            <text:p>house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float" office:value="461" table:style-name="ce1">
            <text:p>4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s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806" table:style-name="ce1">
            <text:p>806</text:p>
          </table:table-cell>
          <table:table-cell table:number-columns-repeated="4" table:style-name="ce1"/>
          <table:table-cell office:value-type="string" table:style-name="ce1">
            <text:p>i</text:p>
          </table:table-cell>
          <table:table-cell office:value-type="float" office:value="1924" table:style-name="ce1">
            <text:p>1924</text:p>
          </table:table-cell>
          <table:table-cell table:style-name="ce1"/>
          <table:table-cell office:value-type="string" table:style-name="ce1">
            <text:p>is</text:p>
          </table:table-cell>
          <table:table-cell office:value-type="float" office:value="806" table:style-name="ce1">
            <text:p>8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ave</text:p>
          </table:table-cell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737" table:style-name="ce1">
            <text:p>737</text:p>
          </table:table-cell>
          <table:table-cell table:number-columns-repeated="4" table:style-name="ce1"/>
          <table:table-cell office:value-type="string" table:style-name="ce1">
            <text:p>if</text:p>
          </table:table-cell>
          <table:table-cell office:value-type="float" office:value="461" table:style-name="ce1">
            <text:p>461</text:p>
          </table:table-cell>
          <table:table-cell table:style-name="ce1"/>
          <table:table-cell office:value-type="string" table:style-name="ce1">
            <text:p>it</text:p>
          </table:table-cell>
          <table:table-cell office:value-type="float" office:value="1769" table:style-name="ce1">
            <text:p>17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e</text:p>
          </table:table-cell>
          <table:table-cell office:value-type="float" office:value="491" table:style-name="ce1">
            <text:p>491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732" table:style-name="ce1">
            <text:p>732</text:p>
          </table:table-cell>
          <table:table-cell table:number-columns-repeated="4" table:style-name="ce1"/>
          <table:table-cell office:value-type="string" table:style-name="ce1">
            <text:p>in</text:p>
          </table:table-cell>
          <table:table-cell office:value-type="float" office:value="2569" table:style-name="ce1">
            <text:p>2569</text:p>
          </table:table-cell>
          <table:table-cell table:style-name="ce1"/>
          <table:table-cell office:value-type="string" table:style-name="ce1">
            <text:p>know</text:p>
          </table:table-cell>
          <table:table-cell office:value-type="float" office:value="210" table:style-name="ce1">
            <text:p>2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ere</text:p>
          </table:table-cell>
          <table:table-cell office:value-type="float" office:value="75" table:style-name="ce1">
            <text:p>75</text:p>
          </table:table-cell>
          <table:table-cell office:value-type="float" office:value="69" table:style-name="ce1">
            <text:p>69</text:p>
          </table:table-cell>
          <table:table-cell office:value-type="float" office:value="42" table:style-name="ce1">
            <text:p>42</text:p>
          </table:table-cell>
          <table:table-cell office:value-type="float" office:value="658" table:style-name="ce1">
            <text:p>658</text:p>
          </table:table-cell>
          <table:table-cell table:number-columns-repeated="4" table:style-name="ce1"/>
          <table:table-cell office:value-type="string" table:style-name="ce1">
            <text:p>it</text:p>
          </table:table-cell>
          <table:table-cell office:value-type="float" office:value="1769" table:style-name="ce1">
            <text:p>1769</text:p>
          </table:table-cell>
          <table:table-cell table:style-name="ce1"/>
          <table:table-cell office:value-type="string" table:style-name="ce1">
            <text:p>lady</text:p>
          </table:table-cell>
          <table:table-cell office:value-type="float" office:value="44" table:style-name="ce1">
            <text:p>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l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19" table:style-name="ce1">
            <text:p>519</text:p>
          </table:table-cell>
          <table:table-cell table:number-columns-repeated="4" table:style-name="ce1"/>
          <table:table-cell office:value-type="string" table:style-name="ce1">
            <text:p>little</text:p>
          </table:table-cell>
          <table:table-cell office:value-type="float" office:value="264" table:style-name="ce1">
            <text:p>264</text:p>
          </table:table-cell>
          <table:table-cell table:style-name="ce1"/>
          <table:table-cell office:value-type="string" table:style-name="ce1">
            <text:p>man</text:p>
          </table:table-cell>
          <table:table-cell office:value-type="float" office:value="250" table:style-name="ce1">
            <text:p>2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rom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12" table:style-name="ce1">
            <text:p>512</text:p>
          </table:table-cell>
          <table:table-cell table:number-columns-repeated="4" table:style-name="ce1"/>
          <table:table-cell office:value-type="string" table:style-name="ce1">
            <text:p>marquis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marquis</text:p>
          </table:table-cell>
          <table:table-cell office:value-type="float" office:value="66" table:style-name="ce1">
            <text:p>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f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table:number-columns-repeated="4" table:style-name="ce1"/>
          <table:table-cell office:value-type="string" table:style-name="ce1">
            <text:p>minutes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minutes</text:p>
          </table:table-cell>
          <table:table-cell office:value-type="float" office:value="22" table:style-name="ce1">
            <text:p>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een</text:p>
          </table:table-cell>
          <table:table-cell office:value-type="float" office:value="361" table:style-name="ce1">
            <text:p>361</text:p>
          </table:table-cell>
          <table:table-cell office:value-type="float" office:value="336" table:style-name="ce1">
            <text:p>336</text:p>
          </table:table-cell>
          <table:table-cell office:value-type="float" office:value="269" table:style-name="ce1">
            <text:p>269</text:p>
          </table:table-cell>
          <table:table-cell office:value-type="float" office:value="433" table:style-name="ce1">
            <text:p>433</text:p>
          </table:table-cell>
          <table:table-cell table:number-columns-repeated="4" table:style-name="ce1"/>
          <table:table-cell office:value-type="string" table:style-name="ce1">
            <text:p>much</text:p>
          </table:table-cell>
          <table:table-cell office:value-type="float" office:value="171" table:style-name="ce1">
            <text:p>171</text:p>
          </table:table-cell>
          <table:table-cell table:style-name="ce1"/>
          <table:table-cell office:value-type="string" table:style-name="ce1">
            <text:p>more</text:p>
          </table:table-cell>
          <table:table-cell office:value-type="float" office:value="233" table:style-name="ce1">
            <text:p>2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n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02" table:style-name="ce1">
            <text:p>402</text:p>
          </table:table-cell>
          <table:table-cell table:number-columns-repeated="4" table:style-name="ce1"/>
          <table:table-cell office:value-type="string" table:style-name="ce1">
            <text:p>not</text:p>
          </table:table-cell>
          <table:table-cell office:value-type="float" office:value="818" table:style-name="ce1">
            <text:p>818</text:p>
          </table:table-cell>
          <table:table-cell table:style-name="ce1"/>
          <table:table-cell office:value-type="string" table:style-name="ce1">
            <text:p>much</text:p>
          </table:table-cell>
          <table:table-cell office:value-type="float" office:value="171" table:style-name="ce1">
            <text:p>1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ho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76" table:style-name="ce1">
            <text:p>376</text:p>
          </table:table-cell>
          <table:table-cell table:number-columns-repeated="4" table:style-name="ce1"/>
          <table:table-cell office:value-type="string" table:style-name="ce1">
            <text:p>old</text:p>
          </table:table-cell>
          <table:table-cell office:value-type="float" office:value="173" table:style-name="ce1">
            <text:p>173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float" office:value="818" table:style-name="ce1">
            <text:p>8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re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310" table:style-name="ce1">
            <text:p>310</text:p>
          </table:table-cell>
          <table:table-cell table:number-columns-repeated="4" table:style-name="ce1"/>
          <table:table-cell office:value-type="string" table:style-name="ce1">
            <text:p>one</text:p>
          </table:table-cell>
          <table:table-cell office:value-type="float" office:value="402" table:style-name="ce1">
            <text:p>402</text:p>
          </table:table-cell>
          <table:table-cell table:style-name="ce1"/>
          <table:table-cell office:value-type="string" table:style-name="ce1">
            <text:p>of</text:p>
          </table:table-cell>
          <table:table-cell office:value-type="float" office:value="3996" table:style-name="ce1">
            <text:p>39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ittle</text:p>
          </table:table-cell>
          <table:table-cell office:value-type="float" office:value="28" table:style-name="ce1">
            <text:p>28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float" office:value="264" table:style-name="ce1">
            <text:p>264</text:p>
          </table:table-cell>
          <table:table-cell table:number-columns-repeated="4" table:style-name="ce1"/>
          <table:table-cell office:value-type="string" table:style-name="ce1">
            <text:p>own</text:p>
          </table:table-cell>
          <table:table-cell office:value-type="float" office:value="145" table:style-name="ce1">
            <text:p>145</text:p>
          </table:table-cell>
          <table:table-cell table:style-name="ce1"/>
          <table:table-cell office:value-type="string" table:style-name="ce1">
            <text:p>one</text:p>
          </table:table-cell>
          <table:table-cell office:value-type="float" office:value="402" table:style-name="ce1">
            <text:p>4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table:number-columns-repeated="4" table:style-name="ce1"/>
          <table:table-cell office:value-type="string" table:style-name="ce1">
            <text:p>prisoner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own</text:p>
          </table:table-cell>
          <table:table-cell office:value-type="float" office:value="145" table:style-name="ce1">
            <text:p>1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re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table:number-columns-repeated="4" table:style-name="ce1"/>
          <table:table-cell office:value-type="string" table:style-name="ce1">
            <text:p>room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people</text:p>
          </table:table-cell>
          <table:table-cell office:value-type="float" office:value="123" table:style-name="ce1">
            <text:p>1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table:number-columns-repeated="4" table:style-name="ce1"/>
          <table:table-cell office:value-type="string" table:style-name="ce1">
            <text:p>saw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1">
            <text:p>room</text:p>
          </table:table-cell>
          <table:table-cell office:value-type="float" office:value="75" table:style-name="ce1">
            <text:p>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own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25" table:style-name="ce1">
            <text:p>225</text:p>
          </table:table-cell>
          <table:table-cell table:number-columns-repeated="4" table:style-name="ce1"/>
          <table:table-cell office:value-type="string" table:style-name="ce1">
            <text:p>say</text:p>
          </table:table-cell>
          <table:table-cell office:value-type="float" office:value="142" table:style-name="ce1">
            <text:p>142</text:p>
          </table:table-cell>
          <table:table-cell table:style-name="ce1"/>
          <table:table-cell office:value-type="string" table:style-name="ce1">
            <text:p>same</text:p>
          </table:table-cell>
          <table:table-cell office:value-type="float" office:value="74" table:style-name="ce1">
            <text:p>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ry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217" table:style-name="ce1">
            <text:p>217</text:p>
          </table:table-cell>
          <table:table-cell table:number-columns-repeated="4" table:style-name="ce1"/>
          <table:table-cell office:value-type="string" table:style-name="ce1">
            <text:p>seven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saw</text:p>
          </table:table-cell>
          <table:table-cell office:value-type="float" office:value="83" table:style-name="ce1">
            <text:p>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han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table:number-columns-repeated="4" table:style-name="ce1"/>
          <table:table-cell office:value-type="string" table:style-name="ce1">
            <text:p>ship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ay</text:p>
          </table:table-cell>
          <table:table-cell office:value-type="float" office:value="142" table:style-name="ce1">
            <text:p>1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now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10" table:style-name="ce1">
            <text:p>210</text:p>
          </table:table-cell>
          <table:table-cell table:number-columns-repeated="4" table:style-name="ce1"/>
          <table:table-cell office:value-type="string" table:style-name="ce1">
            <text:p>should</text:p>
          </table:table-cell>
          <table:table-cell office:value-type="float" office:value="137" table:style-name="ce1">
            <text:p>137</text:p>
          </table:table-cell>
          <table:table-cell table:style-name="ce1"/>
          <table:table-cell office:value-type="string" table:style-name="ce1">
            <text:p>ship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and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table:number-columns-repeated="4" table:style-name="ce1"/>
          <table:table-cell office:value-type="string" table:style-name="ce1">
            <text:p>sure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should</text:p>
          </table:table-cell>
          <table:table-cell office:value-type="float" office:value="137" table:style-name="ce1">
            <text:p>1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ld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73" table:style-name="ce1">
            <text:p>173</text:p>
          </table:table-cell>
          <table:table-cell table:number-columns-repeated="4" table:style-name="ce1"/>
          <table:table-cell office:value-type="string" table:style-name="ce1">
            <text:p>that</text:p>
          </table:table-cell>
          <table:table-cell office:value-type="float" office:value="1868" table:style-name="ce1">
            <text:p>1868</text:p>
          </table:table-cell>
          <table:table-cell table:style-name="ce1"/>
          <table:table-cell office:value-type="string" table:style-name="ce1">
            <text:p>sure</text:p>
          </table:table-cell>
          <table:table-cell office:value-type="float" office:value="35" table:style-name="ce1">
            <text:p>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uch</text:p>
          </table:table-cell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table:number-columns-repeated="4" table:style-name="ce1"/>
          <table:table-cell office:value-type="string" table:style-name="ce1">
            <text:p>time</text:p>
          </table:table-cell>
          <table:table-cell office:value-type="float" office:value="231" table:style-name="ce1">
            <text:p>231</text:p>
          </table:table-cell>
          <table:table-cell table:style-name="ce1"/>
          <table:table-cell office:value-type="string" table:style-name="ce1">
            <text:p>than</text:p>
          </table:table-cell>
          <table:table-cell office:value-type="float" office:value="216" table:style-name="ce1">
            <text:p>2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table:number-columns-repeated="4" table:style-name="ce1"/>
          <table:table-cell office:value-type="string" table:style-name="ce1">
            <text:p>to</text:p>
          </table:table-cell>
          <table:table-cell office:value-type="float" office:value="3557" table:style-name="ce1">
            <text:p>3557</text:p>
          </table:table-cell>
          <table:table-cell table:style-name="ce1"/>
          <table:table-cell office:value-type="string" table:style-name="ce1">
            <text:p>that</text:p>
          </table:table-cell>
          <table:table-cell office:value-type="float" office:value="1868" table:style-name="ce1">
            <text:p>18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igh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61" table:style-name="ce1">
            <text:p>161</text:p>
          </table:table-cell>
          <table:table-cell table:number-columns-repeated="4" table:style-name="ce1"/>
          <table:table-cell office:value-type="string" table:style-name="ce1">
            <text:p>tree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the</text:p>
          </table:table-cell>
          <table:table-cell office:value-type="float" office:value="8025" table:style-name="ce1">
            <text:p>8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ead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table:number-columns-repeated="4" table:style-name="ce1"/>
          <table:table-cell office:value-type="string" table:style-name="ce1">
            <text:p>well</text:p>
          </table:table-cell>
          <table:table-cell office:value-type="float" office:value="131" table:style-name="ce1">
            <text:p>131</text:p>
          </table:table-cell>
          <table:table-cell table:style-name="ce1"/>
          <table:table-cell office:value-type="string" table:style-name="ce1">
            <text:p>tree</text:p>
          </table:table-cell>
          <table:table-cell office:value-type="float" office:value="16" table:style-name="ce1">
            <text:p>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wn</text:p>
          </table:table-cell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45" table:style-name="ce1">
            <text:p>145</text:p>
          </table:table-cell>
          <table:table-cell table:number-columns-repeated="4" table:style-name="ce1"/>
          <table:table-cell office:value-type="string" table:style-name="ce1">
            <text:p>were</text:p>
          </table:table-cell>
          <table:table-cell office:value-type="float" office:value="658" table:style-name="ce1">
            <text:p>658</text:p>
          </table:table-cell>
          <table:table-cell table:style-name="ce1"/>
          <table:table-cell office:value-type="string" table:style-name="ce1">
            <text:p>very</text:p>
          </table:table-cell>
          <table:table-cell office:value-type="float" office:value="217" table:style-name="ce1">
            <text:p>2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y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table:number-columns-repeated="4" table:style-name="ce1"/>
          <table:table-cell office:value-type="string" table:style-name="ce1">
            <text:p>wine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string" table:style-name="ce1">
            <text:p>was</text:p>
          </table:table-cell>
          <table:table-cell office:value-type="float" office:value="1757" table:style-name="ce1">
            <text:p>17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uld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37" table:style-name="ce1">
            <text:p>137</text:p>
          </table:table-cell>
          <table:table-cell table:number-columns-repeated="4" table:style-name="ce1"/>
          <table:table-cell office:value-type="string" table:style-name="ce1">
            <text:p>with</text:p>
          </table:table-cell>
          <table:table-cell office:value-type="float" office:value="1305" table:style-name="ce1">
            <text:p>1305</text:p>
          </table:table-cell>
          <table:table-cell table:style-name="ce1"/>
          <table:table-cell office:value-type="string" table:style-name="ce1">
            <text:p>well</text:p>
          </table:table-cell>
          <table:table-cell office:value-type="float" office:value="131" table:style-name="ce1">
            <text:p>1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ell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31" table:style-name="ce1">
            <text:p>131</text:p>
          </table:table-cell>
          <table:table-cell table:number-columns-repeated="4" table:style-name="ce1"/>
          <table:table-cell office:value-type="string" table:style-name="ce1">
            <text:p>world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were</text:p>
          </table:table-cell>
          <table:table-cell office:value-type="float" office:value="658" table:style-name="ce1">
            <text:p>6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eopl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23" table:style-name="ce1">
            <text:p>123</text:p>
          </table:table-cell>
          <table:table-cell table:number-columns-repeated="4" table:style-name="ce1"/>
          <table:table-cell office:value-type="string" table:style-name="ce1">
            <text:p>you</text:p>
          </table:table-cell>
          <table:table-cell office:value-type="float" office:value="1271" table:style-name="ce1">
            <text:p>1271</text:p>
          </table:table-cell>
          <table:table-cell table:style-name="ce1"/>
          <table:table-cell office:value-type="string" table:style-name="ce1">
            <text:p>who</text:p>
          </table:table-cell>
          <table:table-cell office:value-type="float" office:value="376" table:style-name="ce1">
            <text:p>3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oor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7" table:style-name="ce1"/>
          <table:table-cell office:value-type="string" table:style-name="ce1">
            <text:p>wine</text:p>
          </table:table-cell>
          <table:table-cell office:value-type="float" office:value="110" table:style-name="ce1">
            <text:p>1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in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table:number-columns-repeated="7" table:style-name="ce1"/>
          <table:table-cell office:value-type="string" table:style-name="ce1">
            <text:p>world</text:p>
          </table:table-cell>
          <table:table-cell office:value-type="float" office:value="37" table:style-name="ce1">
            <text:p>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ar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table:number-columns-repeated="7" table:style-name="ce1"/>
          <table:table-cell office:value-type="string" table:style-name="ce1">
            <text:p>you</text:p>
          </table:table-cell>
          <table:table-cell office:value-type="float" office:value="1271" table:style-name="ce1">
            <text:p>12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ouse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risoner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90" table:style-name="ce1">
            <text:p>9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w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83" table:style-name="ce1">
            <text:p>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oom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me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74" table:style-name="ce1">
            <text:p>7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oice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quis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hop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58" table:style-name="ce1">
            <text:p>5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v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ady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undre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u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orld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re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ve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utes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ee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ject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al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ip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0" draw:style-name="a0" draw:name="Chart 1" svg:x="0.27083in" svg:y="0in" svg:width="6.07292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01" table:style-name="ro1">
          <table:table-cell table:number-columns-repeated="16384"/>
        </table:table-row>
      </table:table>
      <table:database-ranges>
        <table:database-range table:target-range-address="Sheet3.A1:Sheet3.E72" table:contains-header="false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7" number:min-integer-digits="1"/>
    </number:number-style>
    <number:number-style style:name="N37">
      <number:number number: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NT2</dc:creator>
    <meta:creation-date>2016-05-18T13:21:06Z</meta:creation-date>
    <dc:date>2016-05-18T23:16:18Z</dc:date>
    <meta:editing-cycles>1</meta:editing-cycles>
    <meta:editing-duration>PT16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437.25pt" chart:style-name="Crt0">
        <chart:title chart:style-name="CT00">
          <text:p text:style-name="a0" text:class-names="" text:cond-style-name="">Word Precition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Words in Dictionary</text:p>
            </chart:title>
            <chart:categories table:cell-range-address="Sheet3.$A$2:.$A$73"/>
          </chart:axis>
          <chart:axis chart:dimension="y" chart:name="primary-y" chart:style-name="Axs1">
            <chart:title chart:style-name="AT01">
              <text:p text:style-name="a2" text:class-names="" text:cond-style-name="">Number of Correct Prediction</text:p>
            </chart:title>
            <chart:grid chart:class="major" chart:style-name="GMa1"/>
          </chart:axis>
          <chart:series chart:label-cell-address="Sheet3.$B$1" chart:values-cell-range-address="Sheet3.$B$2:.$B$73" chart:class="chart:line" chart:attached-axis="primary-y" chart:style-name="G0S0">
            <chart:data-point chart:repeated="72"/>
          </chart:series>
          <chart:series chart:label-cell-address="Sheet3.$C$1" chart:values-cell-range-address="Sheet3.$C$2:.$C$73" chart:class="chart:line" chart:attached-axis="primary-y" chart:style-name="G0S1">
            <chart:data-point chart:repeated="72"/>
          </chart:series>
          <chart:series chart:label-cell-address="Sheet3.$D$1" chart:values-cell-range-address="Sheet3.$D$2:.$D$73" chart:class="chart:line" chart:attached-axis="primary-y" chart:style-name="G0S2">
            <chart:data-point chart:repeated="72"/>
          </chart:series>
          <chart:series chart:label-cell-address="Sheet3.$E$1" chart:values-cell-range-address="Sheet3.$E$2:.$E$73" chart:class="chart:line" chart:attached-axis="primary-y" chart:style-name="G0S3">
            <chart:data-point chart:repeated="7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